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0e6" officeooo:paragraph-rsid="000670e6"/>
    </style:style>
    <style:style style:name="P2" style:family="paragraph" style:parent-style-name="Standard">
      <style:text-properties officeooo:rsid="0007b0e5" officeooo:paragraph-rsid="0007b0e5"/>
    </style:style>
    <style:style style:name="P3" style:family="paragraph" style:parent-style-name="Standard">
      <style:text-properties fo:font-weight="bold" officeooo:rsid="0007b0e5" officeooo:paragraph-rsid="0007b0e5" style:font-weight-asian="bold" style:font-weight-complex="bold"/>
    </style:style>
    <style:style style:name="P4" style:family="paragraph" style:parent-style-name="Standard">
      <style:text-properties officeooo:paragraph-rsid="0007b0e5"/>
    </style:style>
    <style:style style:name="P5" style:family="paragraph" style:parent-style-name="Standard">
      <style:text-properties officeooo:paragraph-rsid="0008aec2"/>
    </style:style>
    <style:style style:name="T1" style:family="text">
      <style:text-properties officeooo:rsid="000670e6"/>
    </style:style>
    <style:style style:name="T2" style:family="text">
      <style:text-properties officeooo:rsid="0007b0e5"/>
    </style:style>
    <style:style style:name="T3" style:family="text">
      <style:text-properties fo:font-weight="bold" officeooo:rsid="0007b0e5" style:font-weight-asian="bold" style:font-weight-complex="bold"/>
    </style:style>
    <style:style style:name="T4" style:family="text">
      <style:text-properties fo:font-weight="bold" officeooo:rsid="000670e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b0e5" style:font-weight-asian="normal" style:font-weight-complex="normal"/>
    </style:style>
    <style:style style:name="T7" style:family="text">
      <style:text-properties fo:font-weight="normal" officeooo:rsid="000670e6" style:font-weight-asian="normal" style:font-weight-complex="normal"/>
    </style:style>
    <style:style style:name="T8" style:family="text">
      <style:text-properties fo:font-weight="normal" officeooo:rsid="0008aec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health condition can <text:span text:style-name="T2">be a</text:span> result from overdrinking water?</text:p>
      <text:p text:style-name="P1"/>
      <text:p text:style-name="P5"><text:span text:style-name="T3">A) </text:span><text:span text:style-name="T6">O</text:span><text:span text:style-name="T7">verdrinking</text:span><text:span text:style-name="T4"> </text:span><text:span text:style-name="T7">water</text:span><text:span text:style-name="T3"> </text:span><text:span text:style-name="Strong_20_Emphasis"><text:span text:style-name="T6">might </text:span></text:span><text:span text:style-name="T2">cause a low concentration of sodium in the blood -</text:span><text:span text:style-name="Strong_20_Emphasis"><text:span text:style-name="T5">Hyponatremia-</text:span></text:span><text:span text:style-name="T2">. This imbalance of electrolytes can lead to various symptoms and, in severe cases, can be life-threatening. </text:span></text:p>
      <text:p text:style-name="P3"/>
      <text:p text:style-name="P4"><text:span text:style-name="T3">B) <text:s/></text:span><text:span text:style-name="T6">O</text:span><text:span text:style-name="T7">verdrinking</text:span><text:span text:style-name="T4"> </text:span><text:span text:style-name="T7">water</text:span><text:span text:style-name="T3"> </text:span><text:span text:style-name="Strong_20_Emphasis"><text:span text:style-name="T6">might </text:span></text:span><text:span text:style-name="T6">cause</text:span><text:span text:style-name="T3"> </text:span><text:span text:style-name="T6">d</text:span><text:span text:style-name="Strong_20_Emphasis"><text:span text:style-name="T5">iabetes. </text:span></text:span><text:span text:style-name="Strong_20_Emphasis"><text:span text:style-name="T8">It</text:span></text:span><text:span text:style-name="Strong_20_Emphasis"><text:span text:style-name="T5"> affects the way the body processes blood sugar.</text:span></text:span></text:p>
      <text:p text:style-name="P2"/>
      <text:p text:style-name="P4"><text:span text:style-name="T3">C) <text:s/></text:span><text:span text:style-name="T6">O</text:span><text:span text:style-name="T7">verdrinking</text:span><text:span text:style-name="T4"> </text:span><text:span text:style-name="T7">water</text:span><text:span text:style-name="T3"> </text:span><text:span text:style-name="Strong_20_Emphasis"><text:span text:style-name="T6">might </text:span></text:span><text:span text:style-name="T6">cause h</text:span><text:span text:style-name="T5">ypertension. </text:span><text:span text:style-name="T8">It </text:span><text:span text:style-name="T5">is a condition where the force of blood against the artery walls is consistently too high</text:span></text:p>
      <text:p text:style-name="P2"/>
      <text:p text:style-name="P5"><text:span text:style-name="T3">D) <text:s/></text:span><text:span text:style-name="T6">O</text:span><text:span text:style-name="T7">verdrinking</text:span><text:span text:style-name="T4"> </text:span><text:span text:style-name="T7">water</text:span><text:span text:style-name="T3"> </text:span><text:span text:style-name="Strong_20_Emphasis"><text:span text:style-name="T6">might </text:span></text:span><text:span text:style-name="T6">cause </text:span><text:span text:style-name="Strong_20_Emphasis"><text:span text:style-name="T6">cataract</text:span></text:span><text:span text:style-name="T6">. </text:span><text:span text:style-name="T8">I</text:span><text:span text:style-name="T6">t clouds the lens and scatters the light entering the eye, causing vision problems.</text:span></text:p>
      <text:p text:style-name="P2"/>
      <text:p text:style-name="P3">Answer: 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0:41:39.244738988</meta:creation-date>
    <meta:generator>LibreOffice/7.3.7.2$Linux_X86_64 LibreOffice_project/30$Build-2</meta:generator>
    <dc:date>2023-11-07T11:29:52.275023418</dc:date>
    <meta:editing-duration>PT38M3S</meta:editing-duration>
    <meta:editing-cycles>2</meta:editing-cycles>
    <meta:document-statistic meta:table-count="0" meta:image-count="0" meta:object-count="0" meta:page-count="1" meta:paragraph-count="6" meta:word-count="100" meta:character-count="636" meta:non-whitespace-character-count="538"/>
  </office:meta>
</office:document-meta>
</file>